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KGTOE to MTOE</text:p>
          </table:table-cell>
          <table:table-cell table:formula="of:=10^-9" office:value-type="float" office:value="0.000000001" calcext:value-type="float">
            <text:p>0.000000001</text:p>
          </table:table-cell>
        </table:table-row>
        <table:table-row table:style-name="ro1">
          <table:table-cell office:value-type="string" calcext:value-type="string">
            <text:p>pop europe (no UK)</text:p>
          </table:table-cell>
          <table:table-cell table:style-name="ce1" office:value-type="float" office:value="435600393" calcext:value-type="float">
            <text:p>435600393</text:p>
          </table:table-cell>
          <table:table-cell/>
          <table:table-cell office:value-type="string" calcext:value-type="string">
            <text:p>MTOE to EJ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string" calcext:value-type="string">
            <text:p>pop UK </text:p>
          </table:table-cell>
          <table:table-cell table:style-name="ce1" office:value-type="float" office:value="60401206" calcext:value-type="float">
            <text:p>604012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GOE per capita UE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OE per capita UK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TOE total UE</text:p>
          </table:table-cell>
          <table:table-cell table:formula="of:=[.B2]*[.B5]*[.E1]" office:value-type="float" office:value="266.587440516" calcext:value-type="float">
            <text:p>266.587440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OE total UK</text:p>
          </table:table-cell>
          <table:table-cell table:formula="of:=[.B3]*[.B6]*[.E1]" office:value-type="float" office:value="44.274083998" calcext:value-type="float">
            <text:p>44.27408399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TOE EU 28</text:p>
          </table:table-cell>
          <table:table-cell table:formula="of:=[.B8]+[.B9]" office:value-type="float" office:value="310.861524514" calcext:value-type="float">
            <text:p>310.861524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J</text:p>
          </table:table-cell>
          <table:table-cell table:formula="of:=[.B11]*[.E2]" office:value-type="float" office:value="13.0250978771366" calcext:value-type="float">
            <text:p>13.025097877136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nergy buildings (REMIND)</text:p>
          </table:table-cell>
          <table:table-cell office:value-type="float" office:value="19.352827" calcext:value-type="float">
            <text:p>19.352827</text:p>
          </table:table-cell>
          <table:table-cell office:value-type="string" calcext:value-type="string">
            <text:p>EJ/y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 consumed by households</text:p>
          </table:table-cell>
          <table:table-cell table:formula="of:=[.B12]/[.B14]" office:value-type="float" office:value="0.673033344282807" calcext:value-type="float">
            <text:p>0.6730333442828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25:04.815876483</meta:creation-date>
    <dc:date>2023-09-21T18:39:26.427279242</dc:date>
    <meta:editing-duration>PT34M21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